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0b3aa9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paragraph-rsid="000bf1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eature_size 100</text:p>
      <text:p text:style-name="P2">0.46</text:p>
      <text:p text:style-name="Preformatted_20_Text">Most Informative Features</text:p>
      <text:p text:style-name="Preformatted_20_Text"><text:s text:c="8"/>contains(superb) = 1 <text:s text:c="16"/>5.0 : 1.0 <text:s text:c="3"/>= <text:s text:c="4"/>11.5 : 1.0</text:p>
      <text:p text:style-name="Preformatted_20_Text"><text:s text:c="10"/>contains(gear) = 2 <text:s text:c="16"/>1.0 : 5.0 <text:s text:c="3"/>= <text:s text:c="4"/>10.1 : 1.0</text:p>
      <text:p text:style-name="Preformatted_20_Text"><text:s text:c="5"/>contains(underline) = 1 <text:s text:c="16"/>1.0 : 5.0 <text:s text:c="3"/>= <text:s text:c="5"/>8.5 : 1.0</text:p>
      <text:p text:style-name="Preformatted_20_Text"><text:s text:c="7"/>contains(gruyere) = 1 <text:s text:c="16"/>4.0 : 1.0 <text:s text:c="3"/>= <text:s text:c="5"/>8.3 : 1.0</text:p>
      <text:p text:style-name="Preformatted_20_Text"><text:s text:c="8"/>contains(joking) = 2 <text:s text:c="16"/>2.0 : 5.0 <text:s text:c="3"/>= <text:s text:c="5"/>7.8 : 1.0</text:p>
      <text:p text:style-name="Preformatted_20_Text"><text:s text:c="11"/>contains(lid) = 2 <text:s text:c="16"/>1.0 : 4.0 <text:s text:c="3"/>= <text:s text:c="5"/>7.3 : 1.0</text:p>
      <text:p text:style-name="Preformatted_20_Text"><text:s text:c="2"/>contains(incompatible) = 1 <text:s text:c="16"/>1.0 : 5.0 <text:s text:c="3"/>= <text:s text:c="5"/>6.1 : 1.0</text:p>
      <text:p text:style-name="Preformatted_20_Text"><text:s text:c="7"/>contains(greaaat) = 1 <text:s text:c="16"/>1.0 : 5.0 <text:s text:c="3"/>= <text:s text:c="5"/>6.1 : 1.0</text:p>
      <text:p text:style-name="Preformatted_20_Text"><text:s text:c="4"/>contains(stupefying) = 1 <text:s text:c="16"/>1.0 : 5.0 <text:s text:c="3"/>= <text:s text:c="5"/>6.1 : 1.0</text:p>
      <text:p text:style-name="Preformatted_20_Text"><text:s text:c="5"/>contains(recieving) = 1 <text:s text:c="16"/>1.0 : 5.0 <text:s text:c="3"/>= <text:s text:c="5"/>6.1 : 1.0</text:p>
      <text:p text:style-name="Preformatted_20_Text"><text:s text:c="7"/>contains(anxiety) = 2 <text:s text:c="16"/>1.0 : 5.0 <text:s text:c="3"/>= <text:s text:c="5"/>6.1 : 1.0</text:p>
      <text:p text:style-name="Preformatted_20_Text"><text:s text:c="10"/>contains(pack) = 3 <text:s text:c="16"/>1.0 : 5.0 <text:s text:c="3"/>= <text:s text:c="5"/>6.1 : 1.0</text:p>
      <text:p text:style-name="Preformatted_20_Text"><text:s text:c="10"/>contains(bike) = 3 <text:s text:c="16"/>1.0 : 5.0 <text:s text:c="3"/>= <text:s text:c="5"/>6.1 : 1.0</text:p>
      <text:p text:style-name="Preformatted_20_Text"><text:s text:c="9"/>contains(niece) = 3 <text:s text:c="16"/>1.0 : 5.0 <text:s text:c="3"/>= <text:s text:c="5"/>6.1 : 1.0</text:p>
      <text:p text:style-name="Preformatted_20_Text"><text:s text:c="9"/>contains(niece) = 4 <text:s text:c="16"/>1.0 : 5.0 <text:s text:c="3"/>= <text:s text:c="5"/>6.1 : 1.0</text:p>
      <text:p text:style-name="Preformatted_20_Text"><text:s text:c="8"/>contains(superb) = 2 <text:s text:c="16"/>5.0 : 1.0 <text:s text:c="3"/>= <text:s text:c="5"/>5.8 : 1.0</text:p>
      <text:p text:style-name="Preformatted_20_Text"><text:s text:c="4"/>contains(receptions) = 1 <text:s text:c="16"/>3.0 : 5.0 <text:s text:c="3"/>= <text:s text:c="5"/>5.6 : 1.0</text:p>
      <text:p text:style-name="Preformatted_20_Text"><text:s text:c="5"/>contains(relatable) = 1 <text:s text:c="16"/>5.0 : 4.0 <text:s text:c="3"/>= <text:s text:c="5"/>5.4 : 1.0</text:p>
      <text:p text:style-name="Preformatted_20_Text"><text:s text:c="10"/>contains(dear) = 3 <text:s text:c="16"/>1.0 : 4.0 <text:s text:c="3"/>= <text:s text:c="5"/>5.2 : 1.0</text:p>
      <text:p text:style-name="Preformatted_20_Text"><text:s text:c="10"/>contains(bike) = 4 <text:s text:c="16"/>1.0 : 4.0 <text:s text:c="3"/>= <text:s text:c="5"/>5.2 : 1.0</text:p>
      <text:p text:style-name="Preformatted_20_Text"><text:s text:c="10"/>contains(mito) = 1 <text:s text:c="16"/>2.0 : 5.0 <text:s text:c="3"/>= <text:s text:c="5"/>4.7 : 1.0</text:p>
      <text:p text:style-name="Preformatted_20_Text"><text:s text:c="8"/>contains(joking) = 1 <text:s text:c="16"/>1.0 : 4.0 <text:s text:c="3"/>= <text:s text:c="5"/>4.4 : 1.0</text:p>
      <text:p text:style-name="Preformatted_20_Text"><text:s text:c="9"/>contains(niece) = 2 <text:s text:c="16"/>1.0 : 3.0 <text:s text:c="3"/>= <text:s text:c="5"/>4.4 : 1.0</text:p>
      <text:p text:style-name="Preformatted_20_Text"><text:s text:c="10"/>contains(boyf) = 2 <text:s text:c="16"/>3.0 : 5.0 <text:s text:c="3"/>= <text:s text:c="5"/>4.4 : 1.0</text:p>
      <text:p text:style-name="Preformatted_20_Text"><text:s text:c="8"/>contains(mingle) = 2 <text:s text:c="16"/>3.0 : 5.0 <text:s text:c="3"/>= <text:s text:c="5"/>4.4 : 1.0</text:p>
      <text:p text:style-name="Preformatted_20_Text"><text:s text:c="2"/>contains(butterscotch) = 1 <text:s text:c="16"/>5.0 : 1.0 <text:s text:c="3"/>= <text:s text:c="5"/>4.3 : 1.0</text:p>
      <text:p text:style-name="Preformatted_20_Text"><text:s text:c="7"/>contains(artwork) = 1 <text:s text:c="16"/>5.0 : 1.0 <text:s text:c="3"/>= <text:s text:c="5"/>4.2 : 1.0</text:p>
      <text:p text:style-name="Preformatted_20_Text"><text:s text:c="10"/>contains(dear) = 2 <text:s text:c="16"/>2.0 : 3.0 <text:s text:c="3"/>= <text:s text:c="5"/>4.2 : 1.0</text:p>
      <text:p text:style-name="Preformatted_20_Text"><text:s text:c="8"/>contains(sparce) = 1 <text:s text:c="16"/>2.0 : 4.0 <text:s text:c="3"/>= <text:s text:c="5"/>4.0 : 1.0</text:p>
      <text:p text:style-name="P1"><text:s text:c="7"/>contains(chester) = 1 <text:s text:c="16"/>2.0 : 4.0 <text:s text:c="3"/>= <text:s text:c="5"/>4.0 : 1.0</text:p>
      <text:p text:style-name="Standard"/>
      <text:p text:style-name="P3">feature_size 300</text:p>
      <text:p text:style-name="Preformatted_20_Text">0.42</text:p>
      <text:p text:style-name="Preformatted_20_Text">Most Informative Features</text:p>
      <text:p text:style-name="Preformatted_20_Text"><text:s text:c="9"/>contains(water) = 5 <text:s text:c="16"/>1.0 : 5.0 <text:s text:c="3"/>= <text:s text:c="4"/>62.6 : 1.0</text:p>
      <text:p text:style-name="Preformatted_20_Text"><text:s text:c="8"/>contains(issued) = 1 <text:s text:c="16"/>1.0 : 4.0 <text:s text:c="3"/>= <text:s text:c="4"/>42.6 : 1.0</text:p>
      <text:p text:style-name="Preformatted_20_Text"><text:s text:c="9"/>contains(water) = 6 <text:s text:c="16"/>1.0 : 5.0 <text:s text:c="3"/>= <text:s text:c="4"/>42.4 : 1.0</text:p>
      <text:p text:style-name="Preformatted_20_Text"><text:s text:c="9"/>contains(water) = 4 <text:s text:c="16"/>1.0 : 5.0 <text:s text:c="3"/>= <text:s text:c="4"/>28.9 : 1.0</text:p>
      <text:p text:style-name="Preformatted_20_Text"><text:s text:c="5"/>contains(shrugging) = 1 <text:s text:c="16"/>2.0 : 5.0 <text:s text:c="3"/>= <text:s text:c="4"/>23.4 : 1.0</text:p>
      <text:p text:style-name="Preformatted_20_Text"><text:s/>contains(underflavored) = 1 <text:s text:c="16"/>2.0 : 4.0 <text:s text:c="3"/>= <text:s text:c="4"/>20.2 : 1.0</text:p>
      <text:p text:style-name="Preformatted_20_Text"><text:s text:c="6"/>contains(multiple) = 3 <text:s text:c="16"/>1.0 : 4.0 <text:s text:c="3"/>= <text:s text:c="4"/>19.2 : 1.0</text:p>
      <text:p text:style-name="Preformatted_20_Text"><text:s text:c="7"/>contains(anymore) = 3 <text:s text:c="16"/>2.0 : 4.0 <text:s text:c="3"/>= <text:s text:c="4"/>17.5 : 1.0</text:p>
      <text:p text:style-name="Preformatted_20_Text"><text:s text:c="3"/>contains(underfilled) = 1 <text:s text:c="16"/>1.0 : 5.0 <text:s text:c="3"/>= <text:s text:c="4"/>14.1 : 1.0</text:p>
      <text:p text:style-name="Preformatted_20_Text"><text:s text:c="5"/>contains(wayyyyyyy) = 1 <text:s text:c="16"/>1.0 : 5.0 <text:s text:c="3"/>= <text:s text:c="4"/>14.1 : 1.0</text:p>
      <text:p text:style-name="Preformatted_20_Text"><text:s text:c="7"/>contains(anymore) = 2 <text:s text:c="16"/>1.0 : 4.0 <text:s text:c="3"/>= <text:s text:c="4"/>13.6 : 1.0</text:p>
      <text:p text:style-name="Preformatted_20_Text"><text:s text:c="8"/>contains(record) = 2 <text:s text:c="16"/>1.0 : 3.0 <text:s text:c="3"/>= <text:s text:c="4"/>13.1 : 1.0</text:p>
      <text:p text:style-name="Preformatted_20_Text"><text:s text:c="9"/>contains(water) = 3 <text:s text:c="16"/>1.0 : 5.0 <text:s text:c="3"/>= <text:s text:c="4"/>12.6 : 1.0</text:p>
      <text:p text:style-name="Preformatted_20_Text"><text:s text:c="6"/>contains(scolding) = 1 <text:s text:c="16"/>1.0 : 5.0 <text:s text:c="3"/>= <text:s text:c="4"/>12.5 : 1.0</text:p>
      <text:p text:style-name="Preformatted_20_Text"><text:s text:c="7"/>contains(heather) = 2 <text:s text:c="16"/>1.0 : 4.0 <text:s text:c="3"/>= <text:s text:c="4"/>12.2 : 1.0</text:p>
      <text:p text:style-name="Preformatted_20_Text"><text:s text:c="8"/>contains(superb) = 1 <text:s text:c="16"/>5.0 : 1.0 <text:s text:c="3"/>= <text:s text:c="4"/>11.5 : 1.0</text:p>
      <text:p text:style-name="Preformatted_20_Text"><text:s text:c="9"/>contains(water) = 7 <text:s text:c="16"/>1.0 : 4.0 <text:s text:c="3"/>= <text:s text:c="4"/>11.5 : 1.0</text:p>
      <text:p text:style-name="Preformatted_20_Text"><text:soft-page-break/><text:s text:c="6"/>contains(tunafish) = 1 <text:s text:c="16"/>1.0 : 5.0 <text:s text:c="3"/>= <text:s text:c="4"/>10.1 : 1.0</text:p>
      <text:p text:style-name="Preformatted_20_Text"><text:s text:c="10"/>contains(gear) = 2 <text:s text:c="16"/>1.0 : 5.0 <text:s text:c="3"/>= <text:s text:c="4"/>10.1 : 1.0</text:p>
      <text:p text:style-name="Preformatted_20_Text"><text:s text:c="10"/>contains(tara) = 2 <text:s text:c="16"/>1.0 : 5.0 <text:s text:c="3"/>= <text:s text:c="4"/>10.1 : 1.0</text:p>
      <text:p text:style-name="Preformatted_20_Text"><text:s text:c="9"/>contains(putty) = 1 <text:s text:c="16"/>1.0 : 4.0 <text:s text:c="3"/>= <text:s text:c="5"/>8.7 : 1.0</text:p>
      <text:p text:style-name="Preformatted_20_Text"><text:s text:c="5"/>contains(underline) = 1 <text:s text:c="16"/>1.0 : 5.0 <text:s text:c="3"/>= <text:s text:c="5"/>8.5 : 1.0</text:p>
      <text:p text:style-name="Preformatted_20_Text"><text:s text:c="7"/>contains(gruyere) = 1 <text:s text:c="16"/>4.0 : 1.0 <text:s text:c="3"/>= <text:s text:c="5"/>8.3 : 1.0</text:p>
      <text:p text:style-name="Preformatted_20_Text"><text:s text:c="3"/>contains(particuarly) = 1 <text:s text:c="16"/>3.0 : 5.0 <text:s text:c="3"/>= <text:s text:c="5"/>7.8 : 1.0</text:p>
      <text:p text:style-name="Preformatted_20_Text"><text:s text:c="7"/>contains(sidling) = 1 <text:s text:c="16"/>2.0 : 5.0 <text:s text:c="3"/>= <text:s text:c="5"/>7.8 : 1.0</text:p>
      <text:p text:style-name="Preformatted_20_Text"><text:s text:c="8"/>contains(joking) = 2 <text:s text:c="16"/>2.0 : 5.0 <text:s text:c="3"/>= <text:s text:c="5"/>7.8 : 1.0</text:p>
      <text:p text:style-name="Preformatted_20_Text"><text:s text:c="9"/>contains(water) = 2 <text:s text:c="16"/>1.0 : 5.0 <text:s text:c="3"/>= <text:s text:c="5"/>7.4 : 1.0</text:p>
      <text:p text:style-name="Preformatted_20_Text"><text:s text:c="7"/>contains(timidly) = 1 <text:s text:c="16"/>1.0 : 4.0 <text:s text:c="3"/>= <text:s text:c="5"/>7.3 : 1.0</text:p>
      <text:p text:style-name="Preformatted_20_Text"><text:s text:c="11"/>contains(lid) = 2 <text:s text:c="16"/>1.0 : 4.0 <text:s text:c="3"/>= <text:s text:c="5"/>7.3 : 1.0</text:p>
      <text:p text:style-name="Preformatted_20_Text"><text:s text:c="5"/>contains(foregoing) = 1 <text:s text:c="16"/>2.0 : 4.0 <text:s text:c="3"/>= <text:s text:c="5"/>7.3 : 1.0</text:p>
      <text:p text:style-name="P1"/>
      <text:p text:style-name="Preformatted_20_Text"/>
      <text:p text:style-name="P3">feature_size 500</text:p>
      <text:p text:style-name="Preformatted_20_Text">0.41</text:p>
      <text:p text:style-name="Preformatted_20_Text">Most Informative Features</text:p>
      <text:p text:style-name="Preformatted_20_Text"><text:s text:c="9"/>contains(water) = 5 <text:s text:c="16"/>1.0 : 5.0 <text:s text:c="3"/>= <text:s text:c="4"/>62.6 : 1.0</text:p>
      <text:p text:style-name="Preformatted_20_Text"><text:s text:c="8"/>contains(issued) = 1 <text:s text:c="16"/>1.0 : 4.0 <text:s text:c="3"/>= <text:s text:c="4"/>42.6 : 1.0</text:p>
      <text:p text:style-name="Preformatted_20_Text"><text:s text:c="9"/>contains(water) = 6 <text:s text:c="16"/>1.0 : 5.0 <text:s text:c="3"/>= <text:s text:c="4"/>42.4 : 1.0</text:p>
      <text:p text:style-name="Preformatted_20_Text"><text:s text:c="10"/>contains(comp) = 2 <text:s text:c="16"/>1.0 : 5.0 <text:s text:c="3"/>= <text:s text:c="4"/>38.4 : 1.0</text:p>
      <text:p text:style-name="Preformatted_20_Text"><text:s text:c="9"/>contains(moldy) = 1 <text:s text:c="16"/>1.0 : 5.0 <text:s text:c="3"/>= <text:s text:c="4"/>30.3 : 1.0</text:p>
      <text:p text:style-name="Preformatted_20_Text"><text:s text:c="9"/>contains(water) = 4 <text:s text:c="16"/>1.0 : 5.0 <text:s text:c="3"/>= <text:s text:c="4"/>28.9 : 1.0</text:p>
      <text:p text:style-name="Preformatted_20_Text"><text:s text:c="5"/>contains(shrugging) = 1 <text:s text:c="16"/>2.0 : 5.0 <text:s text:c="3"/>= <text:s text:c="4"/>23.4 : 1.0</text:p>
      <text:p text:style-name="Preformatted_20_Text"><text:s/>contains(underflavored) = 1 <text:s text:c="16"/>2.0 : 4.0 <text:s text:c="3"/>= <text:s text:c="4"/>20.2 : 1.0</text:p>
      <text:p text:style-name="Preformatted_20_Text"><text:s text:c="6"/>contains(multiple) = 3 <text:s text:c="16"/>1.0 : 4.0 <text:s text:c="3"/>= <text:s text:c="4"/>19.2 : 1.0</text:p>
      <text:p text:style-name="Preformatted_20_Text"><text:s text:c="7"/>contains(anymore) = 3 <text:s text:c="16"/>2.0 : 4.0 <text:s text:c="3"/>= <text:s text:c="4"/>17.5 : 1.0</text:p>
      <text:p text:style-name="Preformatted_20_Text"><text:s text:c="10"/>contains(comp) = 1 <text:s text:c="16"/>1.0 : 5.0 <text:s text:c="3"/>= <text:s text:c="4"/>16.0 : 1.0</text:p>
      <text:p text:style-name="Preformatted_20_Text"><text:s text:c="3"/>contains(underfilled) = 1 <text:s text:c="16"/>1.0 : 5.0 <text:s text:c="3"/>= <text:s text:c="4"/>14.1 : 1.0</text:p>
      <text:p text:style-name="Preformatted_20_Text"><text:s text:c="5"/>contains(wayyyyyyy) = 1 <text:s text:c="16"/>1.0 : 5.0 <text:s text:c="3"/>= <text:s text:c="4"/>14.1 : 1.0</text:p>
      <text:p text:style-name="Preformatted_20_Text"><text:s text:c="7"/>contains(anymore) = 2 <text:s text:c="16"/>1.0 : 4.0 <text:s text:c="3"/>= <text:s text:c="4"/>13.6 : 1.0</text:p>
      <text:p text:style-name="Preformatted_20_Text"><text:s text:c="8"/>contains(record) = 2 <text:s text:c="16"/>1.0 : 3.0 <text:s text:c="3"/>= <text:s text:c="4"/>13.1 : 1.0</text:p>
      <text:p text:style-name="Preformatted_20_Text"><text:s text:c="9"/>contains(water) = 3 <text:s text:c="16"/>1.0 : 5.0 <text:s text:c="3"/>= <text:s text:c="4"/>12.6 : 1.0</text:p>
      <text:p text:style-name="Preformatted_20_Text"><text:s text:c="6"/>contains(scolding) = 1 <text:s text:c="16"/>1.0 : 5.0 <text:s text:c="3"/>= <text:s text:c="4"/>12.5 : 1.0</text:p>
      <text:p text:style-name="Preformatted_20_Text"><text:s text:c="7"/>contains(heather) = 2 <text:s text:c="16"/>1.0 : 4.0 <text:s text:c="3"/>= <text:s text:c="4"/>12.2 : 1.0</text:p>
      <text:p text:style-name="Preformatted_20_Text"><text:s text:c="3"/>contains(expectation) = 2 <text:s text:c="16"/>2.0 : 5.0 <text:s text:c="3"/>= <text:s text:c="4"/>12.2 : 1.0</text:p>
      <text:p text:style-name="Preformatted_20_Text"><text:s text:c="9"/>contains(costs) = 2 <text:s text:c="16"/>1.0 : 5.0 <text:s text:c="3"/>= <text:s text:c="4"/>11.6 : 1.0</text:p>
      <text:p text:style-name="Preformatted_20_Text"><text:s text:c="8"/>contains(superb) = 1 <text:s text:c="16"/>5.0 : 1.0 <text:s text:c="3"/>= <text:s text:c="4"/>11.5 : 1.0</text:p>
      <text:p text:style-name="Preformatted_20_Text"><text:s text:c="9"/>contains(water) = 7 <text:s text:c="16"/>1.0 : 4.0 <text:s text:c="3"/>= <text:s text:c="4"/>11.5 : 1.0</text:p>
      <text:p text:style-name="Preformatted_20_Text"><text:s/>contains(ergonomically) = 1 <text:s text:c="16"/>2.0 : 5.0 <text:s text:c="3"/>= <text:s text:c="4"/>10.9 : 1.0</text:p>
      <text:p text:style-name="Preformatted_20_Text"><text:s text:c="6"/>contains(tunafish) = 1 <text:s text:c="16"/>1.0 : 5.0 <text:s text:c="3"/>= <text:s text:c="4"/>10.1 : 1.0</text:p>
      <text:p text:style-name="Preformatted_20_Text"><text:s text:c="9"/>contains(twigs) = 1 <text:s text:c="16"/>1.0 : 5.0 <text:s text:c="3"/>= <text:s text:c="4"/>10.1 : 1.0</text:p>
      <text:p text:style-name="Preformatted_20_Text"><text:s text:c="10"/>contains(gear) = 2 <text:s text:c="16"/>1.0 : 5.0 <text:s text:c="3"/>= <text:s text:c="4"/>10.1 : 1.0</text:p>
      <text:p text:style-name="Preformatted_20_Text"><text:s text:c="10"/>contains(tara) = 2 <text:s text:c="16"/>1.0 : 5.0 <text:s text:c="3"/>= <text:s text:c="4"/>10.1 : 1.0</text:p>
      <text:p text:style-name="Preformatted_20_Text"><text:s text:c="9"/>contains(putty) = 1 <text:s text:c="16"/>1.0 : 4.0 <text:s text:c="3"/>= <text:s text:c="5"/>8.7 : 1.0</text:p>
      <text:p text:style-name="Preformatted_20_Text"><text:s text:c="5"/>contains(underline) = 1 <text:s text:c="16"/>1.0 : 5.0 <text:s text:c="3"/>= <text:s text:c="5"/>8.5 : 1.0</text:p>
      <text:p text:style-name="Preformatted_20_Text"><text:s text:c="5"/>contains(weissbier) = 1 <text:s text:c="16"/>3.0 : 4.0 <text:s text:c="3"/>= <text:s text:c="5"/>8.3 : 1.0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03:49:29.324940815</meta:creation-date>
    <meta:generator>LibreOffice/5.1.6.2$Linux_X86_64 LibreOffice_project/10m0$Build-2</meta:generator>
    <dc:date>2018-05-09T04:53:24.148423166</dc:date>
    <meta:editing-duration>PT1H3M55S</meta:editing-duration>
    <meta:editing-cycles>2</meta:editing-cycles>
    <meta:document-statistic meta:table-count="0" meta:image-count="0" meta:object-count="0" meta:page-count="2" meta:paragraph-count="99" meta:word-count="918" meta:character-count="6795" meta:non-whitespace-character-count="3212"/>
  </office:meta>
</office:document-meta>
</file>